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DejaVu Sans Mono" svg:font-family="DejaVu Sans Mono" style:font-family-generic="modern" style:font-pitch="fixed" svg:panose-1="2 11 6 9 3 8 4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 fo:margin-bottom="0.1666in" fo:line-height="100%" fo:background-color="#FFFFFF"/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P2" style:parent-style-name="Normal" style:list-style-name="LFO1" style:family="paragraph">
      <style:paragraph-properties fo:text-align="justify" fo:margin-top="0.0694in" fo:margin-bottom="0.0694in" fo:line-height="100%" fo:background-color="#FFFFFF"/>
    </style:style>
    <style:style style:name="T3" style:parent-style-name="Fuentedepárrafopredeter." style:family="text">
      <style:text-properties style:font-name="Helvetica" style:font-name-asian="Times New Roman" style:font-name-complex="Times New Roman" fo:color="#0087FF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P5" style:parent-style-name="Normal" style:list-style-name="LFO1" style:family="paragraph">
      <style:paragraph-properties fo:text-align="justify" fo:margin-top="0.0694in" fo:margin-bottom="0.0694in" fo:line-height="100%" fo:background-color="#FFFFFF"/>
    </style:style>
    <style:style style:name="T6" style:parent-style-name="Fuentedepárrafopredeter." style:family="text">
      <style:text-properties style:font-name="Helvetica" style:font-name-asian="Times New Roman" style:font-name-complex="Times New Roman" fo:color="#0087FF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7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8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9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10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 fo:background-color="#BFE6FF"/>
    </style:style>
    <style:style style:name="T11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P12" style:parent-style-name="Normal" style:list-style-name="LFO1" style:family="paragraph">
      <style:paragraph-properties fo:text-align="justify" fo:margin-top="0.0694in" fo:margin-bottom="0.0694in" fo:line-height="100%" fo:background-color="#FFFFFF"/>
    </style:style>
    <style:style style:name="T13" style:parent-style-name="Fuentedepárrafopredeter." style:family="text">
      <style:text-properties style:font-name="Helvetica" style:font-name-asian="Times New Roman" style:font-name-complex="Times New Roman" fo:color="#0087FF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14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15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16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17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18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19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20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21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22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P23" style:parent-style-name="Normal" style:list-style-name="LFO1" style:family="paragraph">
      <style:paragraph-properties fo:text-align="justify" fo:margin-top="0.0694in" fo:margin-bottom="0.0694in" fo:line-height="100%" fo:background-color="#FFFFFF"/>
    </style:style>
    <style:style style:name="T24" style:parent-style-name="Fuentedepárrafopredeter." style:family="text">
      <style:text-properties style:font-name="Helvetica" style:font-name-asian="Times New Roman" style:font-name-complex="Times New Roman" fo:color="#0087FF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25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26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27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P28" style:parent-style-name="Normal" style:list-style-name="LFO1" style:family="paragraph">
      <style:paragraph-properties fo:text-align="justify" fo:margin-top="0.0694in" fo:margin-bottom="0.0694in" fo:line-height="100%" fo:background-color="#FFFFFF"/>
    </style:style>
    <style:style style:name="T29" style:parent-style-name="Fuentedepárrafopredeter." style:family="text">
      <style:text-properties style:font-name="Helvetica" style:font-name-asian="Times New Roman" style:font-name-complex="Times New Roman" fo:color="#0087FF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30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31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32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33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34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P35" style:parent-style-name="Normal" style:family="paragraph">
      <style:paragraph-properties fo:text-align="justify" fo:margin-bottom="0.1666in" fo:line-height="100%" fo:background-color="#FFFFFF"/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P36" style:parent-style-name="Normal" style:family="paragraph">
      <style:paragraph-properties fo:text-align="justify" fo:margin-bottom="0.1666in" fo:line-height="100%" fo:background-color="#FFFFFF"/>
    </style:style>
    <style:style style:name="T37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38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39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40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41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P42" style:parent-style-name="Normal" style:family="paragraph">
      <style:paragraph-properties fo:text-align="justify" fo:margin-bottom="0.1666in" fo:line-height="100%" fo:background-color="#FFFFFF"/>
    </style:style>
    <style:style style:name="T43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44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45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46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47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48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49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50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51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52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53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54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55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56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57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58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59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60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61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P62" style:parent-style-name="Normal" style:family="paragraph">
      <style:paragraph-properties fo:text-align="justify" fo:margin-bottom="0.1666in" fo:line-height="100%" fo:background-color="#FFFFFF"/>
    </style:style>
    <style:style style:name="T63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64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65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66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67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68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69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70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71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72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73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  <style:style style:name="T74" style:parent-style-name="Fuentedepárrafopredeter." style:family="text">
      <style:text-properties style:font-name="DejaVu Sans Mono" style:font-name-asian="Times New Roman" style:font-name-complex="DejaVu Sans Mono" fo:font-weight="bold" style:font-weight-asian="bold" style:font-weight-complex="bold" fo:color="#000000" style:letter-kerning="false" fo:font-size="9pt" style:font-size-asian="9pt" style:font-size-complex="9pt"/>
    </style:style>
    <style:style style:name="T75" style:parent-style-name="Fuentedepárrafopredeter." style:family="text">
      <style:text-properties style:font-name="Helvetica" style:font-name-asian="Times New Roman" style:font-name-complex="Times New Roman" fo:color="#000000" style:letter-kerning="false" fo:font-size="12pt" style:font-size-asian="12pt" style:font-size-complex="12pt"/>
    </style:style>
  </office:automatic-styles>
  <office:body>
    <office:text text:use-soft-page-breaks="true">
      <text:p text:style-name="P1">Teniendo en cuenta que estamos trabajando con tablas y queremos alcanzar el nivel de conformidad deseado (A) y centrándonos en el criterio indicado tendremos que tener en cuenta las siguientes técnicas:</text:p>
      <text:list text:style-name="LFO1" text:continue-numbering="true">
        <text:list-item>
          <text:p text:style-name="P2"><text:a office:title="Ir a técnica H51. (Se abre en una ventana nueva)" xlink:href="https://www.w3.org/WAI/WCAG21/Techniques/html/H51" office:target-frame-name="_blank" xlink:show="new"><text:span text:style-name="T3">H51:</text:span></text:a><text:span text:style-name="T4"> usar tablas para presentar información tabulada.</text:span></text:p>
        </text:list-item>
        <text:list-item>
          <text:p text:style-name="P5"><text:a office:title="Ir a técnica H39. (Se abre en una ventana nueva)" xlink:href="https://www.w3.org/WAI/WCAG21/Techniques/html/H39" office:target-frame-name="_top" xlink:show="replace"><text:span text:style-name="T6">H39:</text:span></text:a><text:span text:style-name="T7"> usar elementos </text:span><text:span text:style-name="T8">caption</text:span><text:span text:style-name="T9"> para asociar título a tabla, debe indicarse justo antes de la etiqueta </text:span><text:span text:style-name="T10">thead</text:span><text:span text:style-name="T11">.</text:span></text:p>
        </text:list-item>
        <text:list-item>
          <text:p text:style-name="P12"><text:a office:title="Ir a técnica H37. (Se abre en una ventana nueva)." xlink:href="https://www.w3.org/WAI/WCAG21/Techniques/html/H37" office:target-frame-name="_blank" xlink:show="new"><text:span text:style-name="T13">H37</text:span></text:a><text:span text:style-name="T14">: usar el atributo </text:span><text:span text:style-name="T15">summary</text:span><text:span text:style-name="T16"> del elemento tabla para proporcionar un resumen de la tabla. Actualmente el atributo </text:span><text:span text:style-name="T17">summary</text:span><text:span text:style-name="T18"> según especificaciones de HTML, está obsoleto y se sugiere que sea sustituido por una descripción que acompañe a la tabla, o bien al inicio o al final de la misma, esto podemos realizarlo con una etiqueta </text:span><text:span text:style-name="T19">p</text:span><text:span text:style-name="T20">, con una etiqueta </text:span><text:span text:style-name="T21">details</text:span><text:span text:style-name="T22"> o con ambas.</text:span></text:p>
        </text:list-item>
        <text:list-item>
          <text:p text:style-name="P23"><text:a office:title="Ir a técnica H63. (Se abre en una ventana nueva)." xlink:href="https://www.w3.org/WAI/WCAG21/Techniques/html/H63" office:target-frame-name="_top" xlink:show="replace"><text:span text:style-name="T24">H63</text:span></text:a><text:span text:style-name="T25">: usar el atributo </text:span><text:span text:style-name="T26">scope</text:span><text:span text:style-name="T27"> para asociar celdas de encabezado con celdas de datos. Puede ser que algunos navegadores no lo soporten</text:span></text:p>
        </text:list-item>
        <text:list-item>
          <text:p text:style-name="P28"><text:a office:title="Ir a técnica H43. (Se abre en una ventana nueva)." xlink:href="https://www.w3.org/WAI/WCAG21/Techniques/html/H43" office:target-frame-name="_blank" xlink:show="new"><text:span text:style-name="T29">H43</text:span></text:a><text:span text:style-name="T30">: usar atributos </text:span><text:span text:style-name="T31">id</text:span><text:span text:style-name="T32"> y </text:span><text:span text:style-name="T33">headers</text:span><text:span text:style-name="T34"> para asociar celdas de encabezado con celdas de datos.</text:span></text:p>
        </text:list-item>
      </text:list>
      <text:p text:style-name="P35">Cada una de estas técnicas dispone, además de una descripción y otros recursos un ejemplo de uso, como podemos comprobar si accedemos a cada una de ellas.</text:p>
      <text:p text:style-name="P36"><text:span text:style-name="T37">Además de estas técnicas hay que recordar que para dar más semántica a nuestra tabla se deben utilizar las etiquetas </text:span><text:span text:style-name="T38">&lt;thead&gt;&lt;/thead&gt;, &lt;tbody&gt;&lt;/tbody&gt;</text:span><text:span text:style-name="T39"> y </text:span><text:span text:style-name="T40">&lt;tfooter&gt;&lt;/tfooter&gt;</text:span><text:span text:style-name="T41"> como se comentó en la unidad anterior.</text:span></text:p>
      <text:p text:style-name="P42"><text:span text:style-name="T43">Para definir nuestra encabezado debemos utilizar la etiqueta </text:span><text:span text:style-name="T44">&lt;thead&gt;&lt;/thead&gt;</text:span><text:span text:style-name="T45"> y dentro de cada fila debemos utilizar la etiqueta </text:span><text:span text:style-name="T46">&lt;th&gt;&lt;/th&gt;</text:span><text:span text:style-name="T47"> con el atributo </text:span><text:span text:style-name="T48">scope</text:span><text:span text:style-name="T49">, de esta forma indicamos encabezados de columna o de fila, para ello asignamos los valores </text:span><text:span text:style-name="T50">row</text:span><text:span text:style-name="T51"> o </text:span><text:span text:style-name="T52">col</text:span><text:span text:style-name="T53"> de la siguiente forma </text:span><text:span text:style-name="T54">scope="col"</text:span><text:span text:style-name="T55"> o </text:span><text:span text:style-name="T56">scope="row"</text:span><text:span text:style-name="T57">. También podemos asignarle los valores </text:span><text:span text:style-name="T58">colgroup</text:span><text:span text:style-name="T59"> y </text:span><text:span text:style-name="T60">rowgroup</text:span><text:span text:style-name="T61"> cuando queremos especificar un conjunto de columnas o filas.</text:span></text:p>
      <text:p text:style-name="P62"><text:span text:style-name="T63">Además de </text:span><text:span text:style-name="T64">scope</text:span><text:span text:style-name="T65"> se puede utilizar </text:span><text:span text:style-name="T66">id</text:span><text:span text:style-name="T67"> y </text:span><text:span text:style-name="T68">headers</text:span><text:span text:style-name="T69"> ya que algunos navegadores puede que no soporten dicho atributo, así, para cada encabezado definiremos un </text:span><text:span text:style-name="T70">id</text:span><text:span text:style-name="T71"> único y dentro de cada celda de datos en el aributo </text:span><text:span text:style-name="T72">headers</text:span><text:span text:style-name="T73"> indicaremos, los </text:span><text:span text:style-name="T74">id</text:span><text:span text:style-name="T75"> a los que está asociado dicha celda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DejaVu Sans Mono" svg:font-family="DejaVu Sans Mono" style:font-family-generic="modern" style:font-pitch="fixed" svg:panose-1="2 11 6 9 3 8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ndres podadera</dc:creator>
    <meta:creation-date>2024-01-28T19:31:00Z</meta:creation-date>
    <dc:date>2024-01-28T19:31:00Z</dc:date>
    <meta:template xlink:href="Normal.dotm" xlink:type="simple"/>
    <meta:editing-cycles>2</meta:editing-cycles>
    <meta:editing-duration>PT0S</meta:editing-duration>
    <meta:document-statistic meta:page-count="1" meta:paragraph-count="5" meta:word-count="408" meta:character-count="2650" meta:row-count="18" meta:non-whitespace-character-count="2247"/>
  </office:meta>
</office:document-meta>
</file>